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EL Renaming</text:span></text:p>
      <text:p text:style-name="P1"><text:span text:style-name="T2"/></text:p>
      <text:p text:style-name="P1"><text:span text:style-name="T3">The final renaming script should be able to SELECT each of the joints, then RENAME each to each speicifcation. String manipulation set to specific prefixes and suffixes.</text:span></text:p>
      <text:list text:style-name="L2">
        <text:list-item>
          <text:p text:style-name="P2"><text:span text:style-name="T3">Concatenate strings adding incrementing numbers</text:span></text:p>
        </text:list-item>
        <text:list-item>
          <text:p text:style-name="P2"><text:span text:style-name="T3">Rename selection</text:span></text:p>
        </text:list-item>
      </text:list>
      <text:p text:style-name="P3"><text:span text:style-name="T3">proc renamer (string $input)</text:span></text:p>
      <text:p text:style-name="P3"><text:span text:style-name="T3">List of selections -^</text:span></text:p>
      <text:p text:style-name="P3"><text:span text:style-name="T3">Rename (String "name_###_suffix")</text:span></text:p>
      <text:p text:style-name="P3"><text:span text:style-name="T3">name _#_nodeType</text:span></text:p>
      <text:p text:style-name="P3"><text:span text:style-name="T3">$var_replace with #(count # of digits)_Suffix</text:span></text:p>
      <text:p text:style-name="P3"><text:span text:style-name="T4"/></text:p>
      <text:p text:style-name="P3"><text:span text:style-name="T5">sel[]</text:span></text:p>
      <text:p text:style-name="P3"><text:span text:style-name="T5">-&gt; loop through sel[]</text:span></text:p>
      <text:p text:style-name="P3"><text:span text:style-name="T5"><text:tab/>$i = ! format to match number of digits</text:span></text:p>
      <text:p text:style-name="P3"><text:span text:style-name="T5">Tokenize - cammand</text:span></text:p>
      <text:p text:style-name="P3"><text:span text:style-name="T5">starts with/ends with -command</text:span></text:p>
      <text:p text:style-name="P3"><text:span text:style-name="T5">string comparing/matching/stripping - cammand</text:span></text:p>
      <text:p text:style-name="P3"><text:span text:style-name="T5">substitute - cammand</text:span></text:p>
      <text:p text:style-name="P3"><text:span text:style-name="T5">look up number padding</text:span></text:p>
      <text:p text:style-name="P3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